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6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s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Products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именование продукции</text:p>
          </table:table-cell>
          <table:table-cell office:value-type="string" calcext:value-type="string">
            <text:p>Тип продукции</text:p>
          </table:table-cell>
          <table:table-cell office:value-type="string" calcext:value-type="string">
            <text:p>Артикул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Изображение</text:p>
          </table:table-cell>
          <table:table-cell office:value-type="string" calcext:value-type="string">
            <text:p>Количество человек для производства</text:p>
          </table:table-cell>
          <table:table-cell office:value-type="string" calcext:value-type="string">
            <text:p>Номер цеха для производства</text:p>
          </table:table-cell>
          <table:table-cell table:style-name="Default" office:value-type="string" calcext:value-type="string">
            <text:p>Минимальная стоимость для агента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Бра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лесо R18 Кованый</text:p>
          </table:table-cell>
          <table:table-cell office:value-type="float" office:value="1" calcext:value-type="float">
            <text:p>1</text:p>
          </table:table-cell>
          <table:table-cell office:value-type="float" office:value="241659" calcext:value-type="float">
            <text:p>24165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5.jp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509" calcext:value-type="float">
            <text:p>11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Колес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аска R15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327657" calcext:value-type="float">
            <text:p>32765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64.jp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667" calcext:value-type="float">
            <text:p>8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Запаск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Шина R21 Лето</text:p>
          </table:table-cell>
          <table:table-cell office:value-type="float" office:value="3" calcext:value-type="float">
            <text:p>3</text:p>
          </table:table-cell>
          <table:table-cell office:value-type="float" office:value="266521" calcext:value-type="float">
            <text:p>26652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6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561" calcext:value-type="float">
            <text:p>1056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Шин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Шина R21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329576" calcext:value-type="float">
            <text:p>32957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9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89" calcext:value-type="float">
            <text:p>7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Дис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ск R17 Лето</text:p>
          </table:table-cell>
          <table:table-cell office:value-type="float" office:value="4" calcext:value-type="float">
            <text:p>4</text:p>
          </table:table-cell>
          <table:table-cell office:value-type="float" office:value="400508" calcext:value-type="float">
            <text:p>40050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941" calcext:value-type="float">
            <text:p>1294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Шина R14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31598" calcext:value-type="float">
            <text:p>33159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7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79" calcext:value-type="float">
            <text:p>138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иск R16 Кованый</text:p>
          </table:table-cell>
          <table:table-cell office:value-type="float" office:value="4" calcext:value-type="float">
            <text:p>4</text:p>
          </table:table-cell>
          <table:table-cell office:value-type="float" office:value="440075" calcext:value-type="float">
            <text:p>440075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5.jp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Запаска R14 Лето</text:p>
          </table:table-cell>
          <table:table-cell office:value-type="float" office:value="2" calcext:value-type="float">
            <text:p>2</text:p>
          </table:table-cell>
          <table:table-cell office:value-type="float" office:value="448396" calcext:value-type="float">
            <text:p>44839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2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878" calcext:value-type="float">
            <text:p>128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Диск R22 Липучка</text:p>
          </table:table-cell>
          <table:table-cell office:value-type="float" office:value="4" calcext:value-type="float">
            <text:p>4</text:p>
          </table:table-cell>
          <table:table-cell office:value-type="float" office:value="418286" calcext:value-type="float">
            <text:p>41828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Запаска R15 Лето</text:p>
          </table:table-cell>
          <table:table-cell office:value-type="float" office:value="2" calcext:value-type="float">
            <text:p>2</text:p>
          </table:table-cell>
          <table:table-cell office:value-type="float" office:value="348910" calcext:value-type="float">
            <text:p>34891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0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Шина R15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49418" calcext:value-type="float">
            <text:p>34941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8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олесо R15 Кованый</text:p>
          </table:table-cell>
          <table:table-cell office:value-type="float" office:value="1" calcext:value-type="float">
            <text:p>1</text:p>
          </table:table-cell>
          <table:table-cell office:value-type="float" office:value="376388" calcext:value-type="float">
            <text:p>37638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Колесо R20 Кованый</text:p>
          </table:table-cell>
          <table:table-cell office:value-type="float" office:value="1" calcext:value-type="float">
            <text:p>1</text:p>
          </table:table-cell>
          <table:table-cell office:value-type="float" office:value="445217" calcext:value-type="float">
            <text:p>44521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.jp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Диск R19 Лето</text:p>
          </table:table-cell>
          <table:table-cell office:value-type="float" office:value="4" calcext:value-type="float">
            <text:p>4</text:p>
          </table:table-cell>
          <table:table-cell office:value-type="float" office:value="243152" calcext:value-type="float">
            <text:p>243152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0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лесо R18 Лето</text:p>
          </table:table-cell>
          <table:table-cell office:value-type="float" office:value="1" calcext:value-type="float">
            <text:p>1</text:p>
          </table:table-cell>
          <table:table-cell office:value-type="float" office:value="412238" calcext:value-type="float">
            <text:p>41223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4.jp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892" calcext:value-type="float">
            <text:p>138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Диск R20 Зима</text:p>
          </table:table-cell>
          <table:table-cell office:value-type="float" office:value="4" calcext:value-type="float">
            <text:p>4</text:p>
          </table:table-cell>
          <table:table-cell office:value-type="float" office:value="252453" calcext:value-type="float">
            <text:p>252453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526" calcext:value-type="float">
            <text:p>145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Диск R17 Зима</text:p>
          </table:table-cell>
          <table:table-cell office:value-type="float" office:value="4" calcext:value-type="float">
            <text:p>4</text:p>
          </table:table-cell>
          <table:table-cell office:value-type="float" office:value="343841" calcext:value-type="float">
            <text:p>343841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768" calcext:value-type="float">
            <text:p>1276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Запаска R21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247470" calcext:value-type="float">
            <text:p>24747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6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Запаска R20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335226" calcext:value-type="float">
            <text:p>33522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Шина R17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299692" calcext:value-type="float">
            <text:p>299692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8.jp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463" calcext:value-type="float">
            <text:p>1146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иск R20 Липучка</text:p>
          </table:table-cell>
          <table:table-cell office:value-type="float" office:value="4" calcext:value-type="float">
            <text:p>4</text:p>
          </table:table-cell>
          <table:table-cell office:value-type="float" office:value="447543" calcext:value-type="float">
            <text:p>447543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.jp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661" calcext:value-type="float">
            <text:p>116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Запаска R20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249737" calcext:value-type="float">
            <text:p>24973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Колесо R14 Кованый</text:p>
          </table:table-cell>
          <table:table-cell office:value-type="float" office:value="1" calcext:value-type="float">
            <text:p>1</text:p>
          </table:table-cell>
          <table:table-cell office:value-type="float" office:value="429265" calcext:value-type="float">
            <text:p>429265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838" calcext:value-type="float">
            <text:p>1183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Диск R21 Кованый</text:p>
          </table:table-cell>
          <table:table-cell office:value-type="float" office:value="4" calcext:value-type="float">
            <text:p>4</text:p>
          </table:table-cell>
          <table:table-cell office:value-type="float" office:value="299085" calcext:value-type="float">
            <text:p>299085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61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Шина R20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330937" calcext:value-type="float">
            <text:p>33093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5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28" calcext:value-type="float">
            <text:p>1092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Диск R16 Липучка</text:p>
          </table:table-cell>
          <table:table-cell office:value-type="float" office:value="4" calcext:value-type="float">
            <text:p>4</text:p>
          </table:table-cell>
          <table:table-cell office:value-type="float" office:value="435703" calcext:value-type="float">
            <text:p>435703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Запаска R18 Лето</text:p>
          </table:table-cell>
          <table:table-cell office:value-type="float" office:value="2" calcext:value-type="float">
            <text:p>2</text:p>
          </table:table-cell>
          <table:table-cell office:value-type="float" office:value="305509" calcext:value-type="float">
            <text:p>30550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Запаска R19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390434" calcext:value-type="float">
            <text:p>39043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6.jpg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258" calcext:value-type="float">
            <text:p>1425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Диск R18 Лето</text:p>
          </table:table-cell>
          <table:table-cell office:value-type="float" office:value="4" calcext:value-type="float">
            <text:p>4</text:p>
          </table:table-cell>
          <table:table-cell office:value-type="float" office:value="317858" calcext:value-type="float">
            <text:p>31785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2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Запаска R14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412235" calcext:value-type="float">
            <text:p>412235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7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91" calcext:value-type="float">
            <text:p>1289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Запаска R22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328305" calcext:value-type="float">
            <text:p>328305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3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Колесо R21 Липучка</text:p>
          </table:table-cell>
          <table:table-cell office:value-type="float" office:value="1" calcext:value-type="float">
            <text:p>1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5.jp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Шина R18 Лето</text:p>
          </table:table-cell>
          <table:table-cell office:value-type="float" office:value="3" calcext:value-type="float">
            <text:p>3</text:p>
          </table:table-cell>
          <table:table-cell office:value-type="float" office:value="425463" calcext:value-type="float">
            <text:p>425463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625" calcext:value-type="float">
            <text:p>1162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Запаска R17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327883" calcext:value-type="float">
            <text:p>327883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0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Диск R22 Кованый</text:p>
          </table:table-cell>
          <table:table-cell office:value-type="float" office:value="4" calcext:value-type="float">
            <text:p>4</text:p>
          </table:table-cell>
          <table:table-cell office:value-type="float" office:value="388520" calcext:value-type="float">
            <text:p>38852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9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Шина R18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19450" calcext:value-type="float">
            <text:p>31945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Шина R16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421321" calcext:value-type="float">
            <text:p>42132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691" calcext:value-type="float">
            <text:p>1469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Диск R17 Липучка</text:p>
          </table:table-cell>
          <table:table-cell office:value-type="float" office:value="4" calcext:value-type="float">
            <text:p>4</text:p>
          </table:table-cell>
          <table:table-cell office:value-type="float" office:value="282569" calcext:value-type="float">
            <text:p>28256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2.jp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356" calcext:value-type="float">
            <text:p>1235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Запаска R23 Зима</text:p>
          </table:table-cell>
          <table:table-cell office:value-type="float" office:value="2" calcext:value-type="float">
            <text:p>2</text:p>
          </table:table-cell>
          <table:table-cell office:value-type="float" office:value="394768" calcext:value-type="float">
            <text:p>39476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8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19" calcext:value-type="float">
            <text:p>1301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Диск R21 Зима</text:p>
          </table:table-cell>
          <table:table-cell office:value-type="float" office:value="4" calcext:value-type="float">
            <text:p>4</text:p>
          </table:table-cell>
          <table:table-cell office:value-type="float" office:value="250714" calcext:value-type="float">
            <text:p>25071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1.jp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Диск R16 Лето</text:p>
          </table:table-cell>
          <table:table-cell office:value-type="float" office:value="4" calcext:value-type="float">
            <text:p>4</text:p>
          </table:table-cell>
          <table:table-cell office:value-type="float" office:value="251201" calcext:value-type="float">
            <text:p>25120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Шина R14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274477" calcext:value-type="float">
            <text:p>27447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4.jp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Диск R19 Зима</text:p>
          </table:table-cell>
          <table:table-cell office:value-type="float" office:value="4" calcext:value-type="float">
            <text:p>4</text:p>
          </table:table-cell>
          <table:table-cell office:value-type="float" office:value="358851" calcext:value-type="float">
            <text:p>35885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6.jp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Диск R21 Лето</text:p>
          </table:table-cell>
          <table:table-cell office:value-type="float" office:value="4" calcext:value-type="float">
            <text:p>4</text:p>
          </table:table-cell>
          <table:table-cell office:value-type="float" office:value="449834" calcext:value-type="float">
            <text:p>44983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5.jp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паска R19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438383" calcext:value-type="float">
            <text:p>438383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Колесо R19 Лето</text:p>
          </table:table-cell>
          <table:table-cell office:value-type="float" office:value="1" calcext:value-type="float">
            <text:p>1</text:p>
          </table:table-cell>
          <table:table-cell office:value-type="float" office:value="298778" calcext:value-type="float">
            <text:p>29877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8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Колесо R16 Лето</text:p>
          </table:table-cell>
          <table:table-cell office:value-type="float" office:value="1" calcext:value-type="float">
            <text:p>1</text:p>
          </table:table-cell>
          <table:table-cell office:value-type="float" office:value="337577" calcext:value-type="float">
            <text:p>33757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Запаска R21 Зима</text:p>
          </table:table-cell>
          <table:table-cell office:value-type="float" office:value="2" calcext:value-type="float">
            <text:p>2</text:p>
          </table:table-cell>
          <table:table-cell office:value-type="float" office:value="365509" calcext:value-type="float">
            <text:p>365509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556" calcext:value-type="float">
            <text:p>1455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Шина R20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48553" calcext:value-type="float">
            <text:p>348553</text:p>
          </table:table-cell>
          <table:table-cell table:number-columns-repeated="2" office:value-type="string" calcext:value-type="string">
            <text:p>не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Диск R20 Лето</text:p>
          </table:table-cell>
          <table:table-cell office:value-type="float" office:value="4" calcext:value-type="float">
            <text:p>4</text:p>
          </table:table-cell>
          <table:table-cell office:value-type="float" office:value="300047" calcext:value-type="float">
            <text:p>30004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6.jp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Запаска R18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279256" calcext:value-type="float">
            <text:p>27925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3.jp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Шина R22 Лето</text:p>
          </table:table-cell>
          <table:table-cell office:value-type="float" office:value="3" calcext:value-type="float">
            <text:p>3</text:p>
          </table:table-cell>
          <table:table-cell office:value-type="float" office:value="406784" calcext:value-type="float">
            <text:p>40678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7.jp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Колесо R21 Лето</text:p>
          </table:table-cell>
          <table:table-cell office:value-type="float" office:value="1" calcext:value-type="float">
            <text:p>1</text:p>
          </table:table-cell>
          <table:table-cell office:value-type="float" office:value="276905" calcext:value-type="float">
            <text:p>276905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Диск R19 Липучка</text:p>
          </table:table-cell>
          <table:table-cell office:value-type="float" office:value="4" calcext:value-type="float">
            <text:p>4</text:p>
          </table:table-cell>
          <table:table-cell office:value-type="float" office:value="318661" calcext:value-type="float">
            <text:p>318661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Запаска R14 Зима</text:p>
          </table:table-cell>
          <table:table-cell office:value-type="float" office:value="2" calcext:value-type="float">
            <text:p>2</text:p>
          </table:table-cell>
          <table:table-cell office:value-type="float" office:value="440993" calcext:value-type="float">
            <text:p>440993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Запаска R22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341800" calcext:value-type="float">
            <text:p>34180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Диск R22 Зима</text:p>
          </table:table-cell>
          <table:table-cell office:value-type="float" office:value="4" calcext:value-type="float">
            <text:p>4</text:p>
          </table:table-cell>
          <table:table-cell office:value-type="float" office:value="453650" calcext:value-type="float">
            <text:p>45365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2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459" calcext:value-type="float">
            <text:p>1145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Запаска R17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372287" calcext:value-type="float">
            <text:p>37228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7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Диск R15 Лето</text:p>
          </table:table-cell>
          <table:table-cell office:value-type="float" office:value="4" calcext:value-type="float">
            <text:p>4</text:p>
          </table:table-cell>
          <table:table-cell office:value-type="float" office:value="347427" calcext:value-type="float">
            <text:p>347427</text:p>
          </table:table-cell>
          <table:table-cell table:number-columns-repeated="2" office:value-type="string" calcext:value-type="string">
            <text:p>нет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Шина R15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274665" calcext:value-type="float">
            <text:p>274665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63.jp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101" calcext:value-type="float">
            <text:p>131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Запаска R19 Лето</text:p>
          </table:table-cell>
          <table:table-cell office:value-type="float" office:value="2" calcext:value-type="float">
            <text:p>2</text:p>
          </table:table-cell>
          <table:table-cell office:value-type="float" office:value="283112" calcext:value-type="float">
            <text:p>283112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3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Колесо R20 Липучка</text:p>
          </table:table-cell>
          <table:table-cell office:value-type="float" office:value="1" calcext:value-type="float">
            <text:p>1</text:p>
          </table:table-cell>
          <table:table-cell office:value-type="float" office:value="363664" calcext:value-type="float">
            <text:p>36366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681" calcext:value-type="float">
            <text:p>1268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Шина R19 Зима</text:p>
          </table:table-cell>
          <table:table-cell office:value-type="float" office:value="3" calcext:value-type="float">
            <text:p>3</text:p>
          </table:table-cell>
          <table:table-cell office:value-type="float" office:value="444141" calcext:value-type="float">
            <text:p>44414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Шина R22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416324" calcext:value-type="float">
            <text:p>41632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0.jp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841" calcext:value-type="float">
            <text:p>1384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Колесо R18 Зима</text:p>
          </table:table-cell>
          <table:table-cell office:value-type="float" office:value="1" calcext:value-type="float">
            <text:p>1</text:p>
          </table:table-cell>
          <table:table-cell office:value-type="float" office:value="387609" calcext:value-type="float">
            <text:p>38760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9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Запаска R16 Кованый</text:p>
          </table:table-cell>
          <table:table-cell office:value-type="float" office:value="2" calcext:value-type="float">
            <text:p>2</text:p>
          </table:table-cell>
          <table:table-cell office:value-type="float" office:value="432234" calcext:value-type="float">
            <text:p>432234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556" calcext:value-type="float">
            <text:p>1355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Колесо R17 Зима</text:p>
          </table:table-cell>
          <table:table-cell office:value-type="float" office:value="1" calcext:value-type="float">
            <text:p>1</text:p>
          </table:table-cell>
          <table:table-cell office:value-type="float" office:value="381949" calcext:value-type="float">
            <text:p>38194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Запаска R16 Зима</text:p>
          </table:table-cell>
          <table:table-cell office:value-type="float" office:value="2" calcext:value-type="float">
            <text:p>2</text:p>
          </table:table-cell>
          <table:table-cell office:value-type="float" office:value="394413" calcext:value-type="float">
            <text:p>394413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9.jp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679" calcext:value-type="float">
            <text:p>126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Колесо R20 Лето</text:p>
          </table:table-cell>
          <table:table-cell office:value-type="float" office:value="1" calcext:value-type="float">
            <text:p>1</text:p>
          </table:table-cell>
          <table:table-cell office:value-type="float" office:value="434626" calcext:value-type="float">
            <text:p>43462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1.jpg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959" calcext:value-type="float">
            <text:p>1195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Шина R17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280863" calcext:value-type="float">
            <text:p>280863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695" calcext:value-type="float">
            <text:p>1169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Шина R18 Зима</text:p>
          </table:table-cell>
          <table:table-cell office:value-type="float" office:value="3" calcext:value-type="float">
            <text:p>3</text:p>
          </table:table-cell>
          <table:table-cell office:value-type="float" office:value="444280" calcext:value-type="float">
            <text:p>44428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4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168" calcext:value-type="float">
            <text:p>1316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Запаска R17 Лето</text:p>
          </table:table-cell>
          <table:table-cell office:value-type="float" office:value="2" calcext:value-type="float">
            <text:p>2</text:p>
          </table:table-cell>
          <table:table-cell office:value-type="float" office:value="331576" calcext:value-type="float">
            <text:p>33157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9.jpg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Запаска R22 Зима</text:p>
          </table:table-cell>
          <table:table-cell office:value-type="float" office:value="2" calcext:value-type="float">
            <text:p>2</text:p>
          </table:table-cell>
          <table:table-cell office:value-type="float" office:value="268886" calcext:value-type="float">
            <text:p>26888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471" calcext:value-type="float">
            <text:p>1347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Колесо R20 Зима</text:p>
          </table:table-cell>
          <table:table-cell office:value-type="float" office:value="1" calcext:value-type="float">
            <text:p>1</text:p>
          </table:table-cell>
          <table:table-cell office:value-type="float" office:value="427198" calcext:value-type="float">
            <text:p>427198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Шина R17 Лето</text:p>
          </table:table-cell>
          <table:table-cell office:value-type="float" office:value="3" calcext:value-type="float">
            <text:p>3</text:p>
          </table:table-cell>
          <table:table-cell office:value-type="float" office:value="354738" calcext:value-type="float">
            <text:p>35473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0.jp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329" calcext:value-type="float">
            <text:p>1132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Шина R14 Лето</text:p>
          </table:table-cell>
          <table:table-cell office:value-type="float" office:value="3" calcext:value-type="float">
            <text:p>3</text:p>
          </table:table-cell>
          <table:table-cell office:value-type="float" office:value="330951" calcext:value-type="float">
            <text:p>33095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9.jp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Запаска R20 Зима</text:p>
          </table:table-cell>
          <table:table-cell office:value-type="float" office:value="2" calcext:value-type="float">
            <text:p>2</text:p>
          </table:table-cell>
          <table:table-cell office:value-type="float" office:value="241577" calcext:value-type="float">
            <text:p>24157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1.jp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Колесо R17 Липучка</text:p>
          </table:table-cell>
          <table:table-cell office:value-type="float" office:value="1" calcext:value-type="float">
            <text:p>1</text:p>
          </table:table-cell>
          <table:table-cell office:value-type="float" office:value="281537" calcext:value-type="float">
            <text:p>28153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Шина R16 Зима</text:p>
          </table:table-cell>
          <table:table-cell office:value-type="float" office:value="3" calcext:value-type="float">
            <text:p>3</text:p>
          </table:table-cell>
          <table:table-cell office:value-type="float" office:value="300433" calcext:value-type="float">
            <text:p>300433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Запаска R19 Зима</text:p>
          </table:table-cell>
          <table:table-cell office:value-type="float" office:value="2" calcext:value-type="float">
            <text:p>2</text:p>
          </table:table-cell>
          <table:table-cell office:value-type="float" office:value="254860" calcext:value-type="float">
            <text:p>25486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Диск R22 Лето</text:p>
          </table:table-cell>
          <table:table-cell office:value-type="float" office:value="4" calcext:value-type="float">
            <text:p>4</text:p>
          </table:table-cell>
          <table:table-cell office:value-type="float" office:value="406411" calcext:value-type="float">
            <text:p>40641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3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Колесо R19 Липучка</text:p>
          </table:table-cell>
          <table:table-cell office:value-type="float" office:value="1" calcext:value-type="float">
            <text:p>1</text:p>
          </table:table-cell>
          <table:table-cell office:value-type="float" office:value="440973" calcext:value-type="float">
            <text:p>440973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.jp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Шина R21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08647" calcext:value-type="float">
            <text:p>30864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6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30" calcext:value-type="float">
            <text:p>1283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Шина R17 Зима</text:p>
          </table:table-cell>
          <table:table-cell office:value-type="float" office:value="3" calcext:value-type="float">
            <text:p>3</text:p>
          </table:table-cell>
          <table:table-cell office:value-type="float" office:value="291319" calcext:value-type="float">
            <text:p>29131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54.jp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Диск R18 Зима</text:p>
          </table:table-cell>
          <table:table-cell office:value-type="float" office:value="4" calcext:value-type="float">
            <text:p>4</text:p>
          </table:table-cell>
          <table:table-cell office:value-type="float" office:value="255211" calcext:value-type="float">
            <text:p>25521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1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239" calcext:value-type="float">
            <text:p>1323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Шина R18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275809" calcext:value-type="float">
            <text:p>27580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0.jp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Колесо R17 Лето</text:p>
          </table:table-cell>
          <table:table-cell office:value-type="float" office:value="1" calcext:value-type="float">
            <text:p>1</text:p>
          </table:table-cell>
          <table:table-cell office:value-type="float" office:value="332936" calcext:value-type="float">
            <text:p>332936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8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45" calcext:value-type="float">
            <text:p>1114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Шина R22 Зима</text:p>
          </table:table-cell>
          <table:table-cell office:value-type="float" office:value="3" calcext:value-type="float">
            <text:p>3</text:p>
          </table:table-cell>
          <table:table-cell office:value-type="float" office:value="382661" calcext:value-type="float">
            <text:p>38266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Шина R19 Лето</text:p>
          </table:table-cell>
          <table:table-cell office:value-type="float" office:value="3" calcext:value-type="float">
            <text:p>3</text:p>
          </table:table-cell>
          <table:table-cell office:value-type="float" office:value="335030" calcext:value-type="float">
            <text:p>33503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 указано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Шина R19 Кованый</text:p>
          </table:table-cell>
          <table:table-cell office:value-type="float" office:value="3" calcext:value-type="float">
            <text:p>3</text:p>
          </table:table-cell>
          <table:table-cell office:value-type="float" office:value="291359" calcext:value-type="float">
            <text:p>291359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27.jp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682" calcext:value-type="float">
            <text:p>1468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Колесо R18 Липучка</text:p>
          </table:table-cell>
          <table:table-cell office:value-type="float" office:value="1" calcext:value-type="float">
            <text:p>1</text:p>
          </table:table-cell>
          <table:table-cell office:value-type="float" office:value="332858" calcext:value-type="float">
            <text:p>33285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2.jp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804" calcext:value-type="float">
            <text:p>1480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Запаска R15 Липучка</text:p>
          </table:table-cell>
          <table:table-cell office:value-type="float" office:value="2" calcext:value-type="float">
            <text:p>2</text:p>
          </table:table-cell>
          <table:table-cell office:value-type="float" office:value="237228" calcext:value-type="float">
            <text:p>237228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18.jpg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Шина R15 Зима</text:p>
          </table:table-cell>
          <table:table-cell office:value-type="float" office:value="3" calcext:value-type="float">
            <text:p>3</text:p>
          </table:table-cell>
          <table:table-cell office:value-type="float" office:value="312952" calcext:value-type="float">
            <text:p>312952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Шина R19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41034" calcext:value-type="float">
            <text:p>341034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36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063" calcext:value-type="float">
            <text:p>1306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Запаска R15 Зима</text:p>
          </table:table-cell>
          <table:table-cell office:value-type="float" office:value="2" calcext:value-type="float">
            <text:p>2</text:p>
          </table:table-cell>
          <table:table-cell office:value-type="float" office:value="251241" calcext:value-type="float">
            <text:p>25124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Шина R16 Лето</text:p>
          </table:table-cell>
          <table:table-cell office:value-type="float" office:value="3" calcext:value-type="float">
            <text:p>3</text:p>
          </table:table-cell>
          <table:table-cell office:value-type="float" office:value="437927" calcext:value-type="float">
            <text:p>437927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тсутствует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Колесо R16 Липучка</text:p>
          </table:table-cell>
          <table:table-cell office:value-type="float" office:value="1" calcext:value-type="float">
            <text:p>1</text:p>
          </table:table-cell>
          <table:table-cell office:value-type="float" office:value="263261" calcext:value-type="float">
            <text:p>263261</text:p>
          </table:table-cell>
          <table:table-cell table:number-columns-repeated="2" office:value-type="string" calcext:value-type="string">
            <text:p>нет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521" calcext:value-type="float">
            <text:p>1452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Запаска R21 Лето</text:p>
          </table:table-cell>
          <table:table-cell office:value-type="float" office:value="2" calcext:value-type="float">
            <text:p>2</text:p>
          </table:table-cell>
          <table:table-cell office:value-type="float" office:value="299112" calcext:value-type="float">
            <text:p>299112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43.jp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Шина R21 Зима</text:p>
          </table:table-cell>
          <table:table-cell office:value-type="float" office:value="3" calcext:value-type="float">
            <text:p>3</text:p>
          </table:table-cell>
          <table:table-cell office:value-type="float" office:value="398710" calcext:value-type="float">
            <text:p>39871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7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Шина R16 Липучка</text:p>
          </table:table-cell>
          <table:table-cell office:value-type="float" office:value="3" calcext:value-type="float">
            <text:p>3</text:p>
          </table:table-cell>
          <table:table-cell office:value-type="float" office:value="320970" calcext:value-type="float">
            <text:p>320970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\products\tire_60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64" calcext:value-type="float">
            <text:p>22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12:30:36.084000000</dc:date>
    <meta:editing-duration>PT49M8S</meta:editing-duration>
    <meta:editing-cycles>1</meta:editing-cycles>
    <meta:document-statistic meta:table-count="1" meta:cell-count="926" meta:object-count="0"/>
    <meta:generator>LibreOffice/7.2.2.2$Windows_X86_64 LibreOffice_project/02b2acce88a210515b4a5bb2e46cbfb63fe97d56</meta:generator>
  </office:meta>
</office:document-meta>
</file>